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keep-together="true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9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9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0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0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1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15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L'enquête s'est déroulée du <text:bookmark-start text:name="DDE_LINK"/><text:s/>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UrbanTitle3">Nom</text:p>
          </table:table-cell>
          <table:table-cell office:value-type="string" table:style-name="Tableau1.A1">
            <text:p text:style-name="UrbanTitle3">Prénom</text:p>
          </table:table-cell>
          <table:table-cell office:value-type="string" table:style-name="Tableau1.A1">
            <text:p text:style-name="UrbanTitle3">Adresse</text:p>
          </table:table-cell>
          <table:table-cell office:value-type="string" table:style-name="Tableau1.A1">
            <text:p text:style-name="UrbanTitle3">Code Postal et Localité</text:p>
          </table:table-cell>
          <table:table-cell office:value-type="string" table:style-name="Tableau1.E1">
            <text:p text:style-name="UrbanTitle3">Signature</text:p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ext:soft-page-break/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  <table:table-row table:style-name="Tableau1.1">
          <table:table-cell office:value-type="string" table:style-name="Tableau1.A15">
            <text:p text:style-name="UrbanBody"/>
            <text:p text:style-name="UrbanBody"/>
            <text:p text:style-name="UrbanBody"/>
          </table:table-cell>
          <table:table-cell office:value-type="string" table:style-name="Tableau1.B15">
            <text:p text:style-name="UrbanBody"/>
          </table:table-cell>
          <table:table-cell office:value-type="string" table:style-name="Tableau1.C15">
            <text:p text:style-name="UrbanBody"/>
          </table:table-cell>
          <table:table-cell office:value-type="string" table:style-name="Tableau1.D15">
            <text:p text:style-name="UrbanBody"/>
          </table:table-cell>
          <table:table-cell office:value-type="string" table:style-name="Tableau1.E15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1-08-22T12:03:53</dc:date>
    <dc:language>fr-FR</dc:language>
    <meta:editing-cycles>75</meta:editing-cycles>
    <meta:editing-duration>P1DT10H9M24S</meta:editing-duration>
    <dc:creator>sde </dc:creator>
    <meta:document-statistic meta:table-count="1" meta:image-count="0" meta:object-count="0" meta:page-count="2" meta:paragraph-count="19" meta:word-count="68" meta:character-count="707" meta:non-whitespace-character-count="660"/>
    <meta:user-defined meta:name="Info 1"/>
    <meta:user-defined meta:name="Info 2"/>
    <meta:user-defined meta:name="Info 3"/>
    <meta:user-defined meta:name="Info 4"/>
  </office:meta>
</office:document-meta>
</file>